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1dc1" officeooo:paragraph-rsid="001b1dc1"/>
    </style:style>
    <style:style style:name="P2" style:family="paragraph" style:parent-style-name="Standard">
      <style:text-properties officeooo:rsid="001b1dc1" officeooo:paragraph-rsid="001b1dc1"/>
    </style:style>
    <style:style style:name="P3" style:family="paragraph" style:parent-style-name="Standard">
      <style:text-properties fo:color="#ff0000" officeooo:rsid="001b1dc1" officeooo:paragraph-rsid="001b1dc1"/>
    </style:style>
    <style:style style:name="P4" style:family="paragraph" style:parent-style-name="Standard">
      <style:text-properties fo:color="#ff0000" style:text-underline-style="none" fo:font-weight="normal" officeooo:rsid="00221765" officeooo:paragraph-rsid="00221765" style:font-weight-asian="normal" style:font-weight-complex="normal"/>
    </style:style>
    <style:style style:name="P5" style:family="paragraph" style:parent-style-name="Standard">
      <style:text-properties fo:color="#009900" officeooo:rsid="001b1dc1" officeooo:paragraph-rsid="001b1dc1"/>
    </style:style>
    <style:style style:name="P6" style:family="paragraph" style:parent-style-name="Standard">
      <style:text-properties fo:color="#000000" officeooo:rsid="001b1dc1" officeooo:paragraph-rsid="001b1dc1"/>
    </style:style>
    <style:style style:name="P7" style:family="paragraph" style:parent-style-name="Standard">
      <style:text-properties fo:color="#000000" officeooo:rsid="001cc6a8" officeooo:paragraph-rsid="001cc6a8"/>
    </style:style>
    <style:style style:name="P8" style:family="paragraph" style:parent-style-name="Standard">
      <style:text-properties fo:color="#000000" style:text-underline-style="none" fo:font-weight="normal" officeooo:rsid="001cc6a8" officeooo:paragraph-rsid="001cc6a8" style:font-weight-asian="normal" style:font-weight-complex="normal"/>
    </style:style>
    <style:style style:name="P9" style:family="paragraph" style:parent-style-name="Standard">
      <style:text-properties fo:color="#000000" style:text-underline-style="none" fo:font-weight="normal" officeooo:rsid="001daa44" officeooo:paragraph-rsid="001daa4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aa44" officeooo:paragraph-rsid="001daa44" style:font-weight-asian="normal" style:font-weight-complex="normal"/>
    </style:style>
    <style:style style:name="P11" style:family="paragraph" style:parent-style-name="Standard">
      <style:text-properties fo:color="#000000" style:text-underline-style="none" fo:font-weight="normal" officeooo:rsid="001f825e" officeooo:paragraph-rsid="001f825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825e" officeooo:paragraph-rsid="001f825e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214bff" officeooo:paragraph-rsid="00214bff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221765" officeooo:paragraph-rsid="00221765" style:font-weight-asian="normal" style:font-weight-complex="normal"/>
    </style:style>
    <style:style style:name="P15" style:family="paragraph" style:parent-style-name="Standard">
      <style:text-properties fo:color="#000000" style:text-underline-style="none" fo:font-weight="normal" officeooo:rsid="0023597d" officeooo:paragraph-rsid="0023597d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normal" officeooo:rsid="0023c356" officeooo:paragraph-rsid="0023c356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25aa0b" officeooo:paragraph-rsid="00214bff" style:font-weight-asian="normal" style:font-weight-complex="normal"/>
    </style:style>
    <style:style style:name="P18" style:family="paragraph" style:parent-style-name="Standard">
      <style:text-properties fo:color="#000000" style:text-underline-style="solid" style:text-underline-width="auto" style:text-underline-color="font-color" fo:font-weight="bold" officeooo:rsid="001f825e" officeooo:paragraph-rsid="001f825e" style:font-weight-asian="bold" style:font-weight-complex="bold"/>
    </style:style>
    <style:style style:name="P19" style:family="paragraph" style:parent-style-name="Standard">
      <style:text-properties fo:color="#000000" style:text-underline-style="solid" style:text-underline-width="auto" style:text-underline-color="font-color" fo:font-weight="bold" officeooo:rsid="001daa44" officeooo:paragraph-rsid="001daa44" style:font-weight-asian="bold" style:font-weight-complex="bold"/>
    </style:style>
    <style:style style:name="P20" style:family="paragraph" style:parent-style-name="Standard">
      <style:text-properties fo:color="#000000" style:text-underline-style="solid" style:text-underline-width="auto" style:text-underline-color="font-color" fo:font-weight="bold" officeooo:rsid="00214bff" officeooo:paragraph-rsid="00214bff" style:font-weight-asian="bold" style:font-weight-complex="bold"/>
    </style:style>
    <style:style style:name="P21" style:family="paragraph" style:parent-style-name="Standard">
      <style:text-properties fo:color="#0000ff" style:text-underline-style="solid" style:text-underline-width="auto" style:text-underline-color="font-color" fo:font-weight="bold" officeooo:rsid="001cc6a8" officeooo:paragraph-rsid="001cc6a8" style:font-weight-asian="bold" style:font-weight-complex="bold"/>
    </style:style>
    <style:style style:name="P22" style:family="paragraph" style:parent-style-name="Standard">
      <style:text-properties fo:color="#00cc00" style:text-underline-style="none" fo:font-weight="normal" officeooo:rsid="00214bff" officeooo:paragraph-rsid="00214bff" style:font-weight-asian="normal" style:font-weight-complex="normal"/>
    </style:style>
    <style:style style:name="P23" style:family="paragraph" style:parent-style-name="Standard">
      <style:text-properties fo:color="#00cc00" style:text-underline-style="none" fo:font-weight="normal" officeooo:rsid="00221765" officeooo:paragraph-rsid="00221765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2pt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officeooo:rsid="001cc6a8"/>
    </style:style>
    <style:style style:name="T6" style:family="text">
      <style:text-properties officeooo:rsid="001cc6a8"/>
    </style:style>
    <style:style style:name="T7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daa44"/>
    </style:style>
    <style:style style:name="T9" style:family="text">
      <style:text-properties fo:color="#00cc00"/>
    </style:style>
    <style:style style:name="T10" style:family="text">
      <style:text-properties fo:color="#00cc00" officeooo:rsid="00214bff"/>
    </style:style>
    <style:style style:name="T11" style:family="text">
      <style:text-properties officeooo:rsid="00221765"/>
    </style:style>
    <style:style style:name="T12" style:family="text">
      <style:text-properties officeooo:rsid="0023597d"/>
    </style:style>
    <style:style style:name="T1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25" svg:width="3.001cm" svg:height="1.872cm" svg:x="4.202cm" svg:y="0.039cm"><text:p text:style-name="P24"><text:span text:style-name="T13">Programme</text:span></text:p><text:p text:style-name="P24"><text:span text:style-name="T13">+</text:span></text:p><text:p text:style-name="P24"><text:span text:style-name="T13">données</text:span></text:p></draw:rect><draw:custom-shape text:anchor-type="paragraph" draw:z-index="0" draw:style-name="gr1" svg:width="1.518cm" svg:height="0.459cm" svg:x="2.367cm" svg:y="0.8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2" draw:text-style-name="P24" svg:width="2.153cm" svg:height="1.87cm" svg:x="-0.138cm" svg:y="0.004cm"><text:p text:style-name="P24">CPU</text:p></draw:rect><text:line-break/><text:line-break/> <text:s text:c="5"/></text:p>
      <text:p text:style-name="Standard"/>
      <text:p text:style-name="Standard"/>
      <text:p text:style-name="Standard"/>
      <text:p text:style-name="P3">Programme : “ code objet ” facile à lire pour le cpu (pas pour moi) nombres qui codent des instru.élémentaires.</text:p>
      <text:p text:style-name="P3">→ Code assembleur : Difficile à lire pour le CPU et plus facile à lire pour moi. Suite de caractères qui codent des instructions élémentaires et des directives.</text:p>
      <text:p text:style-name="P3"><draw:custom-shape text:anchor-type="paragraph" draw:z-index="3" draw:style-name="gr3" svg:width="0.495cm" svg:height="1.235cm" svg:x="4.558cm" svg:y="0.14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5">Corresponds <text:s/>1-1 entre</text:p>
      <text:p text:style-name="P2"/>
      <text:p text:style-name="P2">.o : Langage machine avant l'édition de lien</text:p>
      <text:p text:style-name="P2"/>
      <text:p text:style-name="P2">Directives : Méta instructions pour l'assembleur (comment traiter les instructions)</text:p>
      <text:p text:style-name="P2"/>
      <text:p text:style-name="P2">&gt;&gt;Processeur Intel 386 </text:p>
      <text:p text:style-name="P2">Chaque micro processeur possède son assembleur.</text:p>
      <text:p text:style-name="P2"/>
      <text:p text:style-name="P2">8080 – 8086 –<text:span text:style-name="T4"> 286</text:span> – <text:span text:style-name="T2">386</text:span> – 486 – pentium <text:span text:style-name="T7">– </text:span>i7</text:p>
      <text:p text:style-name="P2">8b<text:tab/>16b<text:tab/>16b<text:tab/><text:span text:style-name="T3">32b <text:s/></text:span><text:span text:style-name="T5">32b<text:tab/>32b</text:span></text:p>
      <text:p text:style-name="P6"><text:tab/><text:span text:style-name="T6">1986</text:span></text:p>
      <text:p text:style-name="P6"/>
      <text:p text:style-name="P7">386 : 32 bits seulement sur les entiers( Mehat : « C'est une machine super simple » )</text:p>
      <text:p text:style-name="P7">486 : Intégration de l'unité flottante</text:p>
      <text:p text:style-name="P21">– :<text:span text:style-name="T4"> 64 bits (avec mode 32 bits)</text:span></text:p>
      <text:p text:style-name="P21"/>
      <text:p text:style-name="P8">Tout les micro-proc se ressemble (Similarité assembleur)</text:p>
      <text:p text:style-name="P21"/>
      <text:p text:style-name="P8"><text:span text:style-name="T8">1)</text:span>- Le type de données sur lequel la machine sait faire les calculs.</text:p>
      <text:p text:style-name="P8"><text:tab/>Entier sur :</text:p>
      <text:p text:style-name="P8"><text:tab/>-8 bits</text:p>
      <text:p text:style-name="P8"><text:tab/>-16 bits</text:p>
      <text:p text:style-name="P8"><text:tab/>-32 bits</text:p>
      <text:p text:style-name="P8"><text:tab/>-Décimal codé binaire : <text:s/>Possibilité de gérer la précision (Kobol , PL1)</text:p>
      <text:p text:style-name="P8"/>
      <text:p text:style-name="P8"><text:span text:style-name="T8">2)</text:span>où peut on les placer :</text:p>
      <text:p text:style-name="P8">386 : Dans la mémoire qui se présente comme un tableau d'octets (Adresses de 0 à 2^32 -1)</text:p>
      <text:p text:style-name="P9">+ registres : ensemble de mot mémoire dont l'accès est instantané (Très peu, une dizaine, une trentaine sur les actuels), ils sont incalculables.</text:p>
      <text:p text:style-name="P9"/>
      <text:p text:style-name="P9">3)Les façons d'y accéder  (Mode d'adressage) :</text:p>
      <text:p text:style-name="P9"/>
      <text:p text:style-name="P9"/>
      <text:p text:style-name="P9">4)Les opérations possibles = que des choses élémentaires</text:p>
      <text:p text:style-name="P9"/>
      <text:p text:style-name="P9">+ La façon dont ça se combine.</text:p>
      <text:p text:style-name="P9"/>
      <text:p text:style-name="P9"><text:soft-page-break/>Instructions </text:p>
      <text:p text:style-name="P9">mov : Recopie une valeur d'un endroit dans un autre (Original non modifié)</text:p>
      <text:p text:style-name="P10">L&gt; Plusieurs exemplaire , codé de différente façon par la machine</text:p>
      <text:p text:style-name="P12">Taille du déplacement</text:p>
      <text:p text:style-name="P9">-movb<text:tab/>(move back) : 1 octet</text:p>
      <text:p text:style-name="P9">-movw<text:tab/>(move word) : 2 octets</text:p>
      <text:p text:style-name="P9">-movl<text:tab/>(move long):<text:tab/>4 octets</text:p>
      <text:p text:style-name="P9"/>
      <text:p text:style-name="P14">xchg : échange deux valeur</text:p>
      <text:p text:style-name="P14">push</text:p>
      <text:p text:style-name="P14"><text:tab/>) → empiler , dépiler (La pile croit vers les adresses basses)</text:p>
      <text:p text:style-name="P14">pop</text:p>
      <text:p text:style-name="P14"><draw:rect text:anchor-type="paragraph" draw:z-index="4" draw:style-name="gr4" draw:text-style-name="P24" svg:width="1.518cm" svg:height="3.387cm" svg:x="0.131cm" svg:y="0.379cm"><text:p/></draw:rect><draw:rect text:anchor-type="paragraph" draw:z-index="5" draw:style-name="gr5" draw:text-style-name="P24" svg:width="1.518cm" svg:height="1.765cm" svg:x="0.131cm" svg:y="0.379cm"><text:p/></draw:rect></text:p>
      <text:p text:style-name="P14"><text:tab/><text:tab/><text:tab/>Zone utilisée</text:p>
      <text:p text:style-name="P14"/>
      <text:p text:style-name="P14"/>
      <text:p text:style-name="P14"><text:tab/><text:tab/>1040</text:p>
      <text:p text:style-name="P14"><text:s text:c="5"/>123<text:tab/><text:tab/>1036</text:p>
      <text:p text:style-name="P14"><text:tab/><text:tab/><text:tab/>Zone libre</text:p>
      <text:p text:style-name="P14"/>
      <text:p text:style-name="P14"/>
      <text:p text:style-name="P14">%esp = 1040 <text:span text:style-name="T9">=&gt; 1036 </text:span><text:span text:style-name="T1">=&gt; 1040</text:span></text:p>
      <text:p text:style-name="P23">après</text:p>
      <text:p text:style-name="P23"><text:tab/>push $123</text:p>
      <text:p text:style-name="P4">après</text:p>
      <text:p text:style-name="P4"><text:tab/>popl %ebh</text:p>
      <text:p text:style-name="P4"><text:tab/>%ebx =123</text:p>
      <text:p text:style-name="P9"/>
      <text:p text:style-name="P14">lea<text:tab/></text:p>
      <text:p text:style-name="P14"><text:tab/>)Comme un move, calcule l'adresse concerné, ne vas pas trouver l'adresse mais va <text:tab/>)l'empiler dans la pile (load, push Effective Address</text:p>
      <text:p text:style-name="P14">pea</text:p>
      <text:p text:style-name="P14"/>
      <text:p text:style-name="P14">Arithmétique (386 : que sur int , actuel : sur les floats aussi)</text:p>
      <text:p text:style-name="P14">386 : Soit 1 ou 2 opérandes (push , add)</text:p>
      <text:p text:style-name="P14"/>
      <text:p text:style-name="P14">add %eax,%ebx //b+=a ;</text:p>
      <text:p text:style-name="P14">sub</text:p>
      <text:p text:style-name="P14">inc<text:line-break/>dec</text:p>
      <text:p text:style-name="P14">cmp (sub sans stocker le résultat)</text:p>
      <text:p text:style-name="P14">neg</text:p>
      <text:p text:style-name="P14">imull (multiplication entière)%ebx,%ecx (Place le res dans eax<text:span text:style-name="T12">)</text:span></text:p>
      <text:p text:style-name="P15">idivl %ecx( divise%edx … eax par ecx, res dans%eax ; reste dans edx)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Logique</text:p>
      <text:p text:style-name="P14"/>
      <text:p text:style-name="P15">and</text:p>
      <text:p text:style-name="P15">or</text:p>
      <text:p text:style-name="P15">xor</text:p>
      <text:p text:style-name="P15">not</text:p>
      <text:p text:style-name="P15">shl,shr (décalage à gauche et à droite)</text:p>
      <text:p text:style-name="P15">asl,asr (Pareil pour un nombre signé)</text:p>
      <text:p text:style-name="P15"/>
      <text:p text:style-name="P16">Contrôle</text:p>
      <text:p text:style-name="P16"><text:tab/>jump</text:p>
      <text:p text:style-name="P16"><text:tab/><text:tab/>) → Adresse absolue</text:p>
      <text:p text:style-name="P16"><text:tab/>branch</text:p>
      <text:p text:style-name="P14"/>
      <text:p text:style-name="P16">jxx<text:tab/><text:tab/>Saut conditionnels</text:p>
      <text:p text:style-name="P16"><text:tab/><text:tab/>suivant%flags</text:p>
      <text:p text:style-name="P16"><text:tab/><text:tab/>le </text:p>
      <text:p text:style-name="P16">jeq<text:tab/><text:tab/>si res==0</text:p>
      <text:p text:style-name="P16">jgt<text:tab/><text:tab/>si res &gt;0</text:p>
      <text:p text:style-name="P16">jlt<text:tab/><text:tab/>si res &lt; 0</text:p>
      <text:p text:style-name="P16">jge<text:tab/><text:tab/>si res ≥ 0</text:p>
      <text:p text:style-name="P16"/>
      <text:p text:style-name="P16">call @<text:tab/><text:tab/>//push%eip</text:p>
      <text:p text:style-name="P16"><text:tab/><text:tab/> <text:s/>jump @</text:p>
      <text:p text:style-name="P16"/>
      <text:p text:style-name="P16">ret<text:tab/><text:tab/>//popl%eip</text:p>
      <text:p text:style-name="P16"/>
      <text:p text:style-name="P16">int<text:tab/><text:tab/>Appel au noyau</text:p>
      <text:p text:style-name="P16"><text:tab/><text:tab/>= Appels système</text:p>
      <text:p text:style-name="P9"/>
      <text:p text:style-name="P9">Sur le 8080 (6 registres 8 bits ) :</text:p>
      <text:p text:style-name="P9">a</text:p>
      <text:p text:style-name="P9">b</text:p>
      <text:p text:style-name="P9">c</text:p>
      <text:p text:style-name="P9">d</text:p>
      <text:p text:style-name="P9">accède à la mémoire</text:p>
      <text:p text:style-name="P9">h</text:p>
      <text:p text:style-name="P9">l </text:p>
      <text:p text:style-name="P9"/>
      <text:p text:style-name="P9">Sur le 8086( x pour extend)</text:p>
      <text:p text:style-name="P9">ax</text:p>
      <text:p text:style-name="P9">bx</text:p>
      <text:p text:style-name="P9">cx</text:p>
      <text:p text:style-name="P9">dx</text:p>
      <text:p text:style-name="P9"/>
      <text:p text:style-name="P9">286(x pour extend aussi) :</text:p>
      <text:p text:style-name="P9">eax</text:p>
      <text:p text:style-name="P9">ebx</text:p>
      <text:p text:style-name="P9"><text:soft-page-break/>ecx</text:p>
      <text:p text:style-name="P9">edx</text:p>
      <text:p text:style-name="P9"/>
      <text:p text:style-name="P9">Pour l'actuel :</text:p>
      <text:p text:style-name="P9">%eax</text:p>
      <text:p text:style-name="P9">%ebx</text:p>
      <text:p text:style-name="P9">%ecx</text:p>
      <text:p text:style-name="P9">%edx</text:p>
      <text:p text:style-name="P9">4 mots de 32 bits</text:p>
      <text:p text:style-name="P9">registres généraux</text:p>
      <text:p text:style-name="P9">Sur l'assembleur (moins généraux) :</text:p>
      <text:p text:style-name="P9">%esp<text:tab/><text:tab/>StackPointer</text:p>
      <text:p text:style-name="P9">%ebp<text:tab/><text:tab/>Frame(base)Pointer</text:p>
      <text:p text:style-name="P9"/>
      <text:p text:style-name="P9">Presque généraux :</text:p>
      <text:p text:style-name="P9">%esi</text:p>
      <text:p text:style-name="P9">%edi</text:p>
      <text:p text:style-name="P9"/>
      <text:p text:style-name="P9">Bizarre :</text:p>
      <text:p text:style-name="P9">%eip<text:tab/><text:tab/>InstuctionPointer (Contient l'adresse de la prochaine instruction)</text:p>
      <text:p text:style-name="P9">%eflags<text:tab/>eflags (Contient des flags)</text:p>
      <text:p text:style-name="P9"/>
      <text:p text:style-name="P9"/>
      <text:p text:style-name="P19">Nommer les octets :</text:p>
      <text:p text:style-name="P9">%al low</text:p>
      <text:p text:style-name="P9">%ah high</text:p>
      <text:p text:style-name="P9"/>
      <text:p text:style-name="P18">Modes d'adressage :</text:p>
      <text:p text:style-name="P11">Registre (var locale d'une fonction ou d'un objet)</text:p>
      <text:p text:style-name="P11">movl %eax,%ebx<text:tab/>//j=i ;</text:p>
      <text:p text:style-name="P11"/>
      <text:p text:style-name="P18">Immédiat</text:p>
      <text:p text:style-name="P11">movl $123,%eax <text:s/>=&gt; Sur 5 octets ($123 4 octets)</text:p>
      <text:p text:style-name="P11">$123 : La valeur 123<text:line-break/></text:p>
      <text:p text:style-name="P18">Absolu</text:p>
      <text:p text:style-name="P11">movl 123,%eax<text:tab/>// Comme une var globale – i=toto ;</text:p>
      <text:p text:style-name="P11"/>
      <text:p text:style-name="P11">123 : Valeur à la case mémoire</text:p>
      <text:p text:style-name="P13"><text:tab/>La valeur à l'adresse <text:span text:style-name="T11">123 -126 (Sur 4 octets)</text:span></text:p>
      <text:p text:style-name="P11">X : movl 123,321 (Interdit , max = 5octets , actual = 9 octets)</text:p>
      <text:p text:style-name="P11"/>
      <text:p text:style-name="P18">Indirect :</text:p>
      <text:p text:style-name="P11">movl (%ebp),%eax<text:tab/>//i(varloc) = *p ;</text:p>
      <text:p text:style-name="P11"><text:tab/><text:span text:style-name="T10">La valeur dont l'@ est dans%ebp</text:span></text:p>
      <text:p text:style-name="P20">Indirect + déplacement :</text:p>
      <text:p text:style-name="P13"/>
      <text:p text:style-name="P13">movl 24(%ebp),%eax<text:tab/><text:tab/>// i= *(p+24)</text:p>
      <text:p text:style-name="P13"><text:tab/><text:tab/><text:tab/><text:tab/>// i= tab[24 / sizeof (tab[0]) ;</text:p>
      <text:p text:style-name="P13"><text:soft-page-break/>24 mots de 4 octets plus loin</text:p>
      <text:p text:style-name="P22"><text:tab/>la valeur dont l'@ est 24 + contenu de%ebp</text:p>
      <text:p text:style-name="P20">Indirect + index</text:p>
      <text:p text:style-name="P20"/>
      <text:p text:style-name="P13">movl $123,(%ebp,%eax)<text:tab/>// tab[i]=123</text:p>
      <text:p text:style-name="P13"/>
      <text:p text:style-name="P13">l'adresse qui vaut (contenu de%ebp + contenu de%eax)</text:p>
      <text:p text:style-name="P22"><text:tab/>l'adresse qui vaut (contenu de%ebp + contenu de%eax)</text:p>
      <text:p text:style-name="P20">Indirect + déplacement + index + multiplication :</text:p>
      <text:p text:style-name="P20"/>
      <text:p text:style-name="P13">movl 24(%ebp,%eax,4),%ebx<text:tab/>//j= tab [i].foo</text:p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1dc1" officeooo:paragraph-rsid="001b1d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erprétation / Compilation (2)</text:p>
        <text:p text:style-name="MP1">Assembleu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3:13:51.114554812</meta:creation-date>
    <dc:date>2015-10-05T11:35:13.794501953</dc:date>
    <meta:editing-duration>PT9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47" meta:word-count="707" meta:character-count="3926" meta:non-whitespace-character-count="3278"/>
  </office:meta>
</office:document-meta>
</file>